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2E6F36EB252F2CADC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8492in" draw:z-index="0"><draw:image xlink:href="Pictures/100000010000050A000002E6F36EB252F2CADC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2:19:02.371289009</meta:creation-date>
    <dc:date>2022-12-12T12:19:51.642278842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